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oject: </text:span><text:span text:style-name="T1">Walking Tour Creator</text:span><text:span text:style-name="T2"> - </text:span>Group Project 07 </text:p>
      <text:p text:style-name="Standard"><text:span text:style-name="T2">Meeting: </text:span>Weekly Project Meeting talking about what needsto be completed.</text:p>
      <text:p text:style-name="Standard"><text:span text:style-name="T2">Persons present:</text:span> Everyone but Maceij [sent an email to Dave excusing him]</text:p>
      <text:p text:style-name="Standard"><text:span text:style-name="T2">Place and date of meeting: </text:span><text:span text:style-name="T1">The Orchard,</text:span> 17:00, 25th October 2013. </text:p>
      <text:p text:style-name="Standard"><text:span text:style-name="T2">Circulation list:</text:span> All project members and Neil Taylor (nst@aber.ac.uk)</text:p>
      <text:p text:style-name="Standard"><text:span text:style-name="T2">Author: </text:span>Ryan Gouldsmith (ryg1@aber.ac.uk) </text:p>
      <text:p text:style-name="Standard"><text:span text:style-name="T2">Date of minutes: </text:span><text:span text:style-name="T1">25th</text:span> October</text:p>
      <text:p text:style-name="Standard"><text:span text:style-name="T2">Version: </text:span><text:span text:style-name="T1">1.0.Original<text:line-break/><text:tab/> <text:s text:c="3"/>1.1 Edited the way it looks to it matches all previous minutes</text:span></text:p>
      <text:p text:style-name="Standard"/>
      <text:p text:style-name="Standard"><text:span text:style-name="T2">Matters Arising:</text:span> </text:p>
      <text:list xml:id="list19632443061" text:style-name="L1">
        <text:list-header>
          <text:p text:style-name="P3">1. Discussing what needs to be completed in the coming weeks</text:p>
        </text:list-header>
      </text:list>
      <text:p text:style-name="Standard"/>
      <text:p text:style-name="P2">New Business:</text:p>
      <text:list xml:id="list1388972923" text:style-name="L2">
        <text:list-item>
          <text:p text:style-name="P4">Dave wanted to talk about the plan he was discussing the risk factors, he's going to write a list of risks and he wants us to tell him what risks there may be – such as interviews, assignments. <text:line-break/><text:line-break/>He wants a report of everything we have done – he wants to set a weekly target and milestones, if it hasn't been done it can be seen easier and mark off the list<text:line-break/><text:line-break/>Prototyping is on hold until designs have been met, such as usecase and class diagrams. Potentially use a table to see what needs to be done, so we can mark off on a week and a half turnover. <text:line-break/><text:line-break/>Test specification and project plan need to be completed, so we have documents for the deliverable. Dave wants to ask Neil if he's more of a client than a mentor, telling us if it meets the specification.<text:line-break/><text:line-break/>Dave wants the design specification done for Tuesday to go over on Friday and then we can fully commit to what we're sticking to. <text:line-break/><text:line-break/>Dave said about making a test specification since it is due the week after the design – we checked the Gantt chart there was some errors with the time, but we will get a rough copy for the 8th Friday's meeting.<text:line-break/></text:p>
          <text:p text:style-name="P4">Dave had a chat with Maceij over lunch about drawing up the designs, and that he will draw up the UML. He wants to be a bit more than design<text:line-break/><text:line-break/><text:span text:style-name="T2">ACTION:</text:span> everyone <text:line-break/></text:p>
        </text:list-item>
        <text:list-item>
          <text:p text:style-name="P4">Discussed google maps and Ordinance survey map and the benefits of each. Since Aberystwyth signal might be a bit better we're switiching to the survey map<text:line-break/><text:line-break/></text:p>
        </text:list-item>
        <text:list-item>
          <text:p text:style-name="P4">The different applications we will be using is Eclipse for the coding. <text:s/>MYSQL, HTML5 for the web. A conversation on the different operating systems we could be using and which version. Harry said that in the workshop it was a range from 2.3 Gingerbread to 4.3, there was no overall resulting decision. Harry wrote a basic UI for the Android see email for screenshots.<text:line-break/><text:soft-page-break/><text:line-break/>Look at potentially setting up Google Calander as it will be easier to see. </text:p>
        </text:list-item>
      </text:list>
      <text:p text:style-name="Standard"><text:span text:style-name="T2">Any Other Business:</text:span><text:line-break/> <text:s/></text:p>
      <text:p text:style-name="P1"><text:span text:style-name="T2">Authors Email Address:</text:span> <text:a xlink:type="simple" xlink:href="mailto:ryg1@aber.ac.uk">ryg1@aber.ac.uk</text:a></text:p>
      <text:p text:style-name="P1"/>
      <text:p text:style-name="P1"><text:span text:style-name="T2">Dates: </text:span>Version 1.0: 25th October. 1.1 3rd Nove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2013_10_25_minutes.od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1:13:41</meta:creation-date>
    <dc:date>2013-11-03T13:48:00</dc:date>
    <meta:editing-duration>PT5H17M41S</meta:editing-duration>
    <meta:editing-cycles>159</meta:editing-cycles>
    <meta:generator>LibreOffice/3.5$Linux_X86_64 LibreOffice_project/350m1$Build-2</meta:generator>
    <meta:document-statistic meta:table-count="0" meta:image-count="0" meta:object-count="0" meta:page-count="2" meta:paragraph-count="19" meta:word-count="455" meta:character-count="2582" meta:non-whitespace-character-count="2119"/>
  </office:meta>
</office:document-meta>
</file>